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do text</text:p><text:p text:style-name="P3">from document(at=header, format='odt')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><office:annotation><dc:creator>Gauthier Bastien</dc:creator><dc:date>2011-01-13T14:56:41</dc:date><text:p text:style-name="P3">do text</text:p><text:p text:style-name="P3">from document(at=reference, format='odt')</text:p></office:annotation></text:span>Import depuis reference.odt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do text if len(self.getApplicants()) &gt; 1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do text if not len(self.getApplicants()) &gt; 1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do text if not urbanEventObj.getClaimants()</text:p></office:annotation>Nous sommes rendus à la Maison Communale aux lieu et heure indiqués dans l'affiche, où étant et ayant attendu jusqu'à 16h00 sans que personne se fut présenté pour faire opposition.</text:p>
      <text:section text:name="Section1" text:style-name="Sect1">
        <text:p text:style-name="UrbanBody"><office:annotation><dc:creator>Gauthier Bastien</dc:creator><dc:date>2011-03-17T12:22:09</dc:date><text:p>do section if urbanEventObj.getClaimants()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do text if urbanEventObj.getClaimants()</text:p><text:p>from xhtml(urbanEventObj.getClaimsText())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licence.getLastInquiry().getInvestigationStart()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do text</text:p><text:p text:style-name="P3">from document(at=signatures, format='odt')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502</meta:generator>
    <meta:creation-date>2009-07-27T10:37:25</meta:creation-date>
    <dc:date>2011-08-23T11:15:50</dc:date>
    <dc:language>fr-FR</dc:language>
    <meta:editing-cycles>84</meta:editing-cycles>
    <meta:editing-duration>PT35H14M54S</meta:editing-duration>
    <dc:creator>Gauthier Bastien</dc:creator>
    <meta:document-statistic meta:table-count="0" meta:image-count="0" meta:object-count="0" meta:page-count="1" meta:paragraph-count="21" meta:word-count="187" meta:character-count="1605" meta:non-whitespace-character-count="1446"/>
    <meta:user-defined meta:name="Info 1"/>
    <meta:user-defined meta:name="Info 2"/>
    <meta:user-defined meta:name="Info 3"/>
    <meta:user-defined meta:name="Info 4"/>
  </office:meta>
</office:document-meta>
</file>